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officeooo:rsid="00bbed8f" officeooo:paragraph-rsid="001a06fd" style:font-size-asian="15pt" style:font-style-asian="italic" style:font-size-complex="15pt" style:font-style-complex="italic"/>
    </style:style>
    <style:style style:name="P2" style:family="paragraph" style:parent-style-name="Standard">
      <style:text-properties fo:font-size="15pt" fo:font-style="italic" officeooo:rsid="0035ddea" officeooo:paragraph-rsid="0035ddea" style:font-size-asian="15pt" style:font-style-asian="italic" style:font-size-complex="15pt" style:font-style-complex="italic"/>
    </style:style>
    <style:style style:name="P3" style:family="paragraph" style:parent-style-name="Standard">
      <style:text-properties fo:font-size="15pt" fo:font-style="normal" officeooo:rsid="005ddfef" officeooo:paragraph-rsid="001a06fd" style:font-size-asian="15pt" style:font-style-asian="normal" style:font-size-complex="15pt" style:font-style-complex="normal"/>
    </style:style>
    <style:style style:name="P4" style:family="paragraph" style:parent-style-name="Standard">
      <style:text-properties fo:font-size="15pt" fo:font-style="normal" officeooo:rsid="00648c56" officeooo:paragraph-rsid="001a06fd" style:font-size-asian="15pt" style:font-style-asian="normal" style:font-size-complex="15pt" style:font-style-complex="normal"/>
    </style:style>
    <style:style style:name="P5" style:family="paragraph" style:parent-style-name="Standard">
      <style:text-properties fo:font-size="15pt" fo:font-style="normal" officeooo:rsid="0066703a" officeooo:paragraph-rsid="00255a57" style:font-size-asian="15pt" style:font-style-asian="normal" style:font-size-complex="15pt" style:font-style-complex="normal"/>
    </style:style>
    <style:style style:name="P6" style:family="paragraph" style:parent-style-name="Standard">
      <style:text-properties fo:font-size="15pt" fo:font-style="normal" officeooo:rsid="00200c08" officeooo:paragraph-rsid="00235f37" style:font-size-asian="15pt" style:font-style-asian="normal" style:font-size-complex="15pt" style:font-style-complex="normal"/>
    </style:style>
    <style:style style:name="P7" style:family="paragraph" style:parent-style-name="Standard">
      <style:text-properties fo:font-size="15pt" fo:font-style="normal" officeooo:rsid="00ae04ea" officeooo:paragraph-rsid="001a06fd" style:font-size-asian="15pt" style:font-style-asian="normal" style:font-size-complex="15pt" style:font-style-complex="normal"/>
    </style:style>
    <style:style style:name="P8" style:family="paragraph" style:parent-style-name="Standard">
      <style:text-properties fo:font-size="15pt" fo:font-style="normal" officeooo:rsid="002cc43a" officeooo:paragraph-rsid="002cc43a" style:font-size-asian="15pt" style:font-style-asian="normal" style:font-size-complex="15pt" style:font-style-complex="normal"/>
    </style:style>
    <style:style style:name="P9" style:family="paragraph" style:parent-style-name="Standard">
      <style:text-properties fo:font-size="15pt" fo:font-style="normal" fo:font-weight="bold" officeooo:rsid="00648c56" officeooo:paragraph-rsid="001a06f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style:text-position="0% 100%" fo:font-size="15pt" fo:font-style="normal" fo:font-weight="normal" officeooo:rsid="009b389d" officeooo:paragraph-rsid="001a06fd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style:text-position="0% 100%" fo:font-size="15pt" fo:font-style="normal" fo:font-weight="normal" officeooo:rsid="00ae04ea" officeooo:paragraph-rsid="001a06fd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text-properties style:text-position="0% 100%" fo:font-size="15pt" fo:font-style="italic" fo:font-weight="normal" officeooo:rsid="00b8bba8" officeooo:paragraph-rsid="001a06fd" style:font-size-asian="15pt" style:font-style-asian="italic" style:font-weight-asian="normal" style:font-size-complex="15pt" style:font-style-complex="italic" style:font-weight-complex="normal"/>
    </style:style>
    <style:style style:name="P13" style:family="paragraph" style:parent-style-name="Standard">
      <style:text-properties style:text-position="0% 100%" fo:font-size="15pt" fo:font-style="italic" fo:font-weight="normal" officeooo:rsid="004189ad" officeooo:paragraph-rsid="004189ad" style:font-size-asian="15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>
      <style:text-properties fo:font-size="15pt" fo:font-style="normal" officeooo:rsid="00235f37" officeooo:paragraph-rsid="00235f37" style:font-size-asian="15pt" style:font-style-asian="normal" style:font-size-complex="15pt" style:font-style-complex="normal"/>
    </style:style>
    <style:style style:name="P15" style:family="paragraph" style:parent-style-name="Standard">
      <style:text-properties fo:font-size="15pt" fo:font-style="normal" fo:font-weight="bold" officeooo:rsid="004aadd4" officeooo:paragraph-rsid="004aadd4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style:text-position="0% 100%" fo:font-size="15pt" fo:font-style="italic" officeooo:rsid="0037f51f" officeooo:paragraph-rsid="0035ddea" style:font-size-asian="15pt" style:font-style-asian="italic" style:font-size-complex="15pt" style:font-style-complex="italic"/>
    </style:style>
    <style:style style:name="P17" style:family="paragraph" style:parent-style-name="Standard">
      <style:text-properties style:text-position="0% 100%" fo:font-size="15pt" fo:font-style="normal" fo:font-weight="normal" officeooo:rsid="00beba03" officeooo:paragraph-rsid="001a06fd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weight="normal" officeooo:rsid="00235f37" style:font-weight-asian="normal" style:font-weight-complex="normal"/>
    </style:style>
    <style:style style:name="T4" style:family="text">
      <style:text-properties style:text-position="0% 100%" fo:font-weight="normal" officeooo:rsid="00255a57" style:font-weight-asian="normal" style:font-weight-complex="normal"/>
    </style:style>
    <style:style style:name="T5" style:family="text">
      <style:text-properties style:text-position="0% 100%" fo:font-weight="normal" officeooo:rsid="00259105" style:font-weight-asian="normal" style:font-weight-complex="normal"/>
    </style:style>
    <style:style style:name="T6" style:family="text">
      <style:text-properties style:text-position="0% 100%" fo:font-weight="normal" officeooo:rsid="002d1067" style:font-weight-asian="normal" style:font-weight-complex="normal"/>
    </style:style>
    <style:style style:name="T7" style:family="text">
      <style:text-properties style:text-position="0% 100%" fo:font-weight="normal" officeooo:rsid="00304724" style:font-weight-asian="normal" style:font-weight-complex="normal"/>
    </style:style>
    <style:style style:name="T8" style:family="text">
      <style:text-properties style:text-position="0% 100%" fo:font-weight="normal" officeooo:rsid="00318e11" style:font-weight-asian="normal" style:font-weight-complex="normal"/>
    </style:style>
    <style:style style:name="T9" style:family="text">
      <style:text-properties style:text-position="0% 100%" fo:font-weight="normal" officeooo:rsid="0033194a" style:font-weight-asian="normal" style:font-weight-complex="normal"/>
    </style:style>
    <style:style style:name="T10" style:family="text">
      <style:text-properties style:text-position="0% 100%" fo:font-weight="normal" officeooo:rsid="00349e2b" style:font-weight-asian="normal" style:font-weight-complex="normal"/>
    </style:style>
    <style:style style:name="T11" style:family="text">
      <style:text-properties style:text-position="0% 100%" fo:font-weight="normal" officeooo:rsid="00357df2" style:font-weight-asian="normal" style:font-weight-complex="normal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officeooo:rsid="009b389d" style:font-weight-asian="bold" style:font-weight-complex="bold"/>
    </style:style>
    <style:style style:name="T14" style:family="text">
      <style:text-properties style:text-position="0% 100%" officeooo:rsid="0037f51f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tyle="normal" fo:font-weight="normal" officeooo:rsid="004343ed" style:font-style-asian="normal" style:font-weight-asian="normal" style:font-style-complex="normal" style:font-weight-complex="normal"/>
    </style:style>
    <style:style style:name="T17" style:family="text">
      <style:text-properties style:text-position="super 58%" fo:font-weight="normal" officeooo:rsid="00349e2b" style:font-weight-asian="normal" style:font-weight-complex="normal"/>
    </style:style>
    <style:style style:name="T18" style:family="text">
      <style:text-properties style:text-position="super 58%" officeooo:rsid="0037f51f"/>
    </style:style>
    <style:style style:name="T19" style:family="text">
      <style:text-properties officeooo:rsid="006aa32c"/>
    </style:style>
    <style:style style:name="T20" style:family="text">
      <style:text-properties officeooo:rsid="00209e05"/>
    </style:style>
    <style:style style:name="T21" style:family="text">
      <style:text-properties officeooo:rsid="0037f51f"/>
    </style:style>
    <style:style style:name="T22" style:family="text">
      <style:text-properties officeooo:rsid="003de6b3"/>
    </style:style>
    <style:style style:name="T23" style:family="text">
      <style:text-properties fo:font-size="20pt" style:font-size-asian="17.5pt" style:font-size-complex="20pt"/>
    </style:style>
    <style:style style:name="T24" style:family="text">
      <style:text-properties fo:font-size="20pt" officeooo:rsid="004b4589" style:font-size-asian="17.5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tab/><text:tab/><text:tab/><text:tab/><text:span text:style-name="T23">Tom </text:span><text:span text:style-name="T24">Wins a Jackpot</text:span></text:p>
      <text:p text:style-name="P15"/>
      <text:p text:style-name="P15">PROBLEM STATEMENT:</text:p>
      <text:p text:style-name="P15"/>
      <text:p text:style-name="P6">Given 3N consecutive integers, <text:span text:style-name="T20">Tom selects three random numbers. If the sum of these selected numbers is a multiple of 3, Tom wins a jackpot. </text:span></text:p>
      <text:p text:style-name="P6"/>
      <text:p text:style-name="P14">Being Tom’s friend, help him calculate the chance of winning the jackpot. </text:p>
      <text:p text:style-name="P3"/>
      <text:p text:style-name="P2"><text:span text:style-name="T22">Note - </text:span>It can be proven that the chance may be expressed as a fraction P/Q, where P and Q are coprime positive integers. <text:span text:style-name="T21">You should compute P.Q</text:span><text:span text:style-name="T18">-1</text:span><text:span text:style-name="T14"> modulo 10</text:span><text:span text:style-name="T18">9 </text:span><text:span text:style-name="T14">+ 7, where Q</text:span><text:span text:style-name="T18">-1</text:span><text:span text:style-name="T14"> denotes the multiplicative inverse of Q modulo 10</text:span><text:span text:style-name="T18">9</text:span><text:span text:style-name="T14"> + 7.</text:span></text:p>
      <text:p text:style-name="P16"/>
      <text:p text:style-name="P9">INPUT:</text:p>
      <text:p text:style-name="P4"/>
      <text:p text:style-name="P5">First line <text:span text:style-name="T19">contains </text:span><text:span text:style-name="T3">single integer T denoting the number of testcases.</text:span></text:p>
      <text:p text:style-name="P5"><text:span text:style-name="T4">Each of the next T lines contains a single integer </text:span><text:span text:style-name="T5">N.</text:span><text:span text:style-name="T3"> </text:span></text:p>
      <text:p text:style-name="P10"/>
      <text:p text:style-name="P10"/>
      <text:p text:style-name="P7"><text:span text:style-name="T13">O</text:span><text:span text:style-name="T12">UTPUT:</text:span></text:p>
      <text:p text:style-name="P8"><text:span text:style-name="T6">For each test case, </text:span><text:span text:style-name="T7">print a </text:span><text:span text:style-name="T8">single </text:span><text:span text:style-name="T9">line </text:span><text:span text:style-name="T10">containing one integer – P.Q</text:span><text:span text:style-name="T17">-1 </text:span><text:span text:style-name="T10">modulo <text:s/>10</text:span><text:span text:style-name="T17">9</text:span><text:span text:style-name="T10">+7, where P/Q is the chance that </text:span><text:span text:style-name="T11">Tom wins the jackpot.</text:span><text:span text:style-name="T2"> </text:span></text:p>
      <text:p text:style-name="P11"/>
      <text:p text:style-name="P12">Constraints:</text:p>
      <text:p text:style-name="P12"/>
      <text:p text:style-name="P13">1 &lt;= T &lt;= 10<text:span text:style-name="T15">5</text:span></text:p>
      <text:p text:style-name="P1"><text:span text:style-name="T1">1 &lt;= N &lt;=10</text:span><text:span text:style-name="T16">6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6:03:24.570863004</meta:creation-date>
    <meta:generator>LibreOffice/6.0.7.3$Linux_X86_64 LibreOffice_project/00m0$Build-3</meta:generator>
    <dc:date>2019-06-15T19:26:20.899189432</dc:date>
    <meta:editing-duration>PT25M3S</meta:editing-duration>
    <meta:editing-cycles>36</meta:editing-cycles>
    <meta:document-statistic meta:table-count="0" meta:image-count="0" meta:object-count="0" meta:page-count="1" meta:paragraph-count="13" meta:word-count="145" meta:character-count="795" meta:non-whitespace-character-count="652"/>
  </office:meta>
</office:document-meta>
</file>